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" style:family="text">
      <style:text-properties fo:font-style="italic" style:font-style-asian="italic" style:font-style-complex="italic"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5" style:family="text">
      <style:text-properties fo:font-style="italic" style:font-style-asian="italic" style:font-style-complex="italic" fo:font-weight="bold" style:font-weight-asian="bold" style:font-weight-complex="bold"/>
    </style:style>
    <style:style style:name="T36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Today's date:</text:p>
      <text:h text:style-name="Heading_20_1" text:outline-level="1">What tools have you we worked with so far in this class?</text:h>
      <text:p text:style-name="First_20_paragraph"><text:span text:style-name="T3">Jekyll,</text:span> <text:span text:style-name="T4">github,</text:span> <text:span text:style-name="T5">codeanywhere,</text:span> <text:span text:style-name="T6">pandoc,</text:span> and several text languages. ## Which have you found most potentially useful? <text:span text:style-name="T7">github</text:span> is probably the most potentially useful for me, along with the <text:span text:style-name="T8">codeanywhere</text:span> addition. ### Why? The ease with which documents can be <text:span text:style-name="T9">edited</text:span> and <text:span text:style-name="T10">saved</text:span> and <text:span text:style-name="T11">distributed</text:span> to potential editors and critics will make it easier to produce academic material in the future.<text:line-break/>#### What tools have been the most difficult to learn? <text:span text:style-name="T12">Jekyll</text:span> has been the most difficult for me to pick up on. ##### Why have they been particularly difficult to learn and use? I have no <text:span text:style-name="T13">experience</text:span> with editing websites and <text:span text:style-name="T14">altering</text:span> the code that makes it operate. ###### What tools would you like to learn more about? I would like to learn more about <text:span text:style-name="T15">Jekyll</text:span> and the specifics of <text:span text:style-name="T16">altering</text:span> code with various <text:span text:style-name="T17">text</text:span><text:span text:style-name="T18"> </text:span><text:span text:style-name="T19">languages.</text:span> * * *</text:p>
      <text:p text:style-name="Text_20_body"><text:span text:style-name="T20">When</text:span><text:span text:style-name="T21"> </text:span><text:span text:style-name="T22">you</text:span><text:span text:style-name="T23"> </text:span><text:span text:style-name="T24">are</text:span><text:span text:style-name="T25"> </text:span><text:span text:style-name="T26">finished</text:span><text:span text:style-name="T27"> </text:span><text:span text:style-name="T28">with</text:span><text:span text:style-name="T29"> </text:span><text:span text:style-name="T30">the</text:span><text:span text:style-name="T31"> </text:span><text:span text:style-name="T32">questions</text:span><text:span text:style-name="T33"> </text:span><text:span text:style-name="T34">in</text:span><text:span text:style-name="T35"> </text:span><text:span text:style-name="T36">file:</text:span></text:p>
      <text:list text:style-name="L2">
        <text:list-item>
          <text:p text:style-name="P2">I want you to change the name of the file to your GitHub username.</text:p>
        </text:list-item>
        <text:list-item>
          <text:p text:style-name="P2">You will then work as a group to convert the file to HTML, DOCX, and ODT formats, per the instructions in class.</text:p>
        </text:list-item>
        <text:list-item>
          <text:p text:style-name="P2">Then I want you to add, commit, and push your changes.</text:p>
        </text:list-item>
        <text:list-item>
          <text:p text:style-name="P2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